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style:line-height-at-least="0.5972in"/>
      <style:text-properties style:font-name-asian="標楷體" fo:font-size="24pt" style:font-size-asian="24pt"/>
    </style:style>
    <style:style style:name="P2" style:parent-style-name="本文" style:family="paragraph">
      <style:paragraph-properties style:line-height-at-least="0.5972in" fo:text-indent="0.5555in"/>
    </style:style>
    <style:style style:name="T3" style:parent-style-name="預設段落字型" style:family="text">
      <style:text-properties fo:font-size="18pt" style:font-size-asian="18pt"/>
    </style:style>
    <style:style style:name="P4" style:parent-style-name="內文" style:family="paragraph">
      <style:paragraph-properties style:line-height-at-least="0.5972in" fo:text-indent="1.3888in"/>
      <style:text-properties style:font-name-asian="標楷體" fo:font-size="18pt" style:font-size-asian="18pt"/>
    </style:style>
    <style:style style:name="P5" style:parent-style-name="內文" style:family="paragraph">
      <style:paragraph-properties style:line-height-at-least="0.5972in"/>
      <style:text-properties style:font-name-asian="標楷體" fo:font-size="18pt" style:font-size-asian="18pt"/>
    </style:style>
    <style:style style:name="P6" style:parent-style-name="內文" style:family="paragraph">
      <style:paragraph-properties style:line-height-at-least="0.5972in"/>
      <style:text-properties style:font-name-asian="標楷體" fo:font-size="18pt" style:font-size-asian="18pt"/>
    </style:style>
    <style:style style:name="P7" style:parent-style-name="內文" style:family="paragraph">
      <style:paragraph-properties style:line-height-at-least="0.5972in" fo:text-indent="4.4444in"/>
      <style:text-properties style:font-name-asian="標楷體" fo:font-size="18pt" style:font-size-asian="18pt"/>
    </style:style>
    <style:style style:name="P8" style:parent-style-name="內文" style:family="paragraph">
      <style:paragraph-properties style:line-height-at-least="0.5972in"/>
      <style:text-properties style:font-name-asian="標楷體" fo:font-size="18pt" style:font-size-asian="18pt"/>
    </style:style>
    <style:style style:name="P9" style:parent-style-name="內文" style:family="paragraph">
      <style:paragraph-properties fo:text-align="start" style:line-height-at-least="0.5972in"/>
      <style:text-properties style:font-name-asian="標楷體" fo:font-size="18pt" style:font-size-asian="18pt"/>
    </style:style>
  </office:automatic-styles>
  <office:body>
    <office:text text:use-soft-page-breaks="true">
      <text:p text:style-name="P1">切　　　結　　　書</text:p>
      <text:p text:style-name="P2">因<text:span text:style-name="T3">保管不慎遺失貴局所核發之　　　使字第　　　　號使用執照正本，業已刊登於　　　年　　　月　　　日　　　　　報聲明作廢在案，今特向貴局申請補發使用執照正本乙份。爾後若涉及任何申報不實之情事，願負一切法律責任，惟口說無憑，特立此書以茲證明。</text:span></text:p>
      <text:p text:style-name="P4">此致</text:p>
      <text:p text:style-name="P5">經濟部水利署臺北水源特定區管理局</text:p>
      <text:p text:style-name="P6"/>
      <text:p text:style-name="P7">立書人：</text:p>
      <text:p text:style-name="P8"/>
      <text:p text:style-name="P9">中華民國　　　年　　　月　　　日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widows="2" fo:orphans="2"/>
      <style:text-properties style:font-name-asian="標楷體" style:letter-kerning="false" fo:font-size="20pt" style:font-size-asian="2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切　　　結　　　書</dc:title>
    <meta:initial-creator>wratb98</meta:initial-creator>
    <dc:creator>林茂昌</dc:creator>
    <meta:creation-date>2018-11-14T03:21:00Z</meta:creation-date>
    <dc:date>2018-11-14T03:21:00Z</dc:date>
    <meta:print-date>2018-11-14T03:2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73" meta:row-count="1" meta:non-whitespace-character-count="149"/>
  </office:meta>
</office:document-meta>
</file>